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ampleResult.HTTPSample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SampleResult.g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esult.isRedire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TPSampleResult.getDataEncodingWithDefaul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TTPSampleResult.getRedirec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esult.get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esult.setQueryString( String 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SampleResult.setCookies( String 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SampleResult.setRedirectLocation( String redirect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esult.getSamplerData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HTTPSampleResult.getHTTP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esult.HTTPSampleResult( long elaps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esult.HTTPSampleResult( HTTPSampleResult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SampleResult.setHTTPMethod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